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munication:</text:p>
      <text:p text:style-name="Standard">Mercury</text:p>
      <text:p text:style-name="Standard"/>
      <text:p text:style-name="Standard"><text:s/>‘the activity embracing all forms of the purchase and sale of goods and services’ and ‘social relations’ (Collins Dictionary). If we adopt Usunier’s notion of ‘rehabilitating’ commerce as intercultural marketing, we favour the social interaction of provider and consumer. </text:p>
      <text:p text:style-name="Standard">He was known to be a master of boundaries and transitions. He was also responsible for leading souls across the river Styx to the Underworld (Hades). His name has been associated with business ventures such as BT’s pension fund, the Lincoln Mercury car, the rock singer Freddie Mercury, an EU telecommunications development project, and Mercury Records, among others. Hermes can be thought of as the necessary and knowledgeable mediator between consumption and production, being concerned with productivity and well-being. But, given the nature of his character, could he always be trusted? </text:p>
      <text:p text:style-name="Standard"/>
      <text:p text:style-name="Standard">Marketing communication is thus a management process that enables and facilitates a dialogue among consumers (and in certain cases other stakeholders).</text:p>
      <text:p text:style-name="Standard"/>
      <text:p text:style-name="Standard">Chapter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ana Isadora  Rodriguez</meta:initial-creator>
    <meta:creation-date>2016-02-23T09:53:03.27</meta:creation-date>
    <meta:document-statistic meta:table-count="0" meta:image-count="0" meta:object-count="0" meta:page-count="1" meta:paragraph-count="6" meta:word-count="156" meta:character-count="1045"/>
    <dc:date>2016-02-23T12:45:19.42</dc:date>
    <dc:creator>Mariana Isadora  Rodriguez</dc:creator>
    <meta:editing-duration>PT2H37M5S</meta:editing-duration>
    <meta:editing-cycles>1</meta:editing-cycles>
    <meta:generator>OpenOffice/4.1.2$Win32 OpenOffice.org_project/411m6$Build-9775</meta:generator>
  </office:meta>
</office:document-meta>
</file>